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88pt" fo:font-weight="bold" officeooo:rsid="001b9e6a" officeooo:paragraph-rsid="001b9e6a" style:font-size-asian="77pt" style:font-weight-asian="bold" style:font-size-complex="8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" fo:font-size="96pt" fo:font-weight="bold" officeooo:rsid="001b9e6a" officeooo:paragraph-rsid="001b9e6a" style:font-size-asian="96pt" style:font-weight-asian="bold" style:font-size-complex="9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" fo:font-size="96pt" fo:font-weight="bold" officeooo:rsid="001ccb24" officeooo:paragraph-rsid="001ccb24" style:font-size-asian="96pt" style:font-weight-asian="bold" style:font-size-complex="96pt" style:font-weight-complex="bold"/>
    </style:style>
    <style:style style:name="P4" style:family="paragraph">
      <loext:graphic-properties draw:fill-color="#000000"/>
    </style:style>
    <style:style style:name="P5" style:family="paragraph">
      <loext:graphic-properties draw:fill-color="#000000"/>
      <style:paragraph-properties fo:text-align="center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3.106cm" fo:min-width="13.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1cm" svg:stroke-color="#000000" draw:marker-start-width="1.852cm" draw:marker-end-width="1.852cm" draw:fill-color="#000000" draw:textarea-horizontal-align="center" draw:textarea-vertical-align="middle" fo:padding-top="0.499cm" fo:padding-bottom="0.499cm" fo:padding-left="0.499cm" fo:padding-right="0.4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/>
      <text:p text:style-name="P3"><draw:custom-shape text:anchor-type="paragraph" draw:z-index="0" draw:name="Form1" draw:style-name="gr1" draw:text-style-name="P4" svg:width="15.93cm" svg:height="6.211cm" draw:transform="skewX (7.52790946675713E-017) rotate (-0.619940950308386) translate (14.2098888888889cm 4.29859722222222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Workshop-Raum</text:p>
      <text:p text:style-name="P1"/>
      <text:p text:style-name="P1"><draw:line text:anchor-type="paragraph" draw:z-index="2" draw:name="Form2" draw:style-name="gr2" draw:text-style-name="P5" svg:x1="9.712cm" svg:y1="2.755cm" svg:x2="9.712cm" svg:y2="6.373cm"><text:p/></draw:line><draw:line text:anchor-type="paragraph" draw:z-index="1" draw:name="Form2" draw:style-name="gr2" draw:text-style-name="P5" svg:x1="6.553cm" svg:y1="3.161cm" svg:x2="10.171cm" svg:y2="3.161cm"><text:p/></draw:line></text:p>
      <text:p text:style-name="P1"><draw:line text:anchor-type="paragraph" draw:z-index="3" draw:name="Form2" draw:style-name="gr2" draw:text-style-name="P5" svg:x1="9.296cm" svg:y1="1.676cm" svg:x2="12.914cm" svg:y2="1.676cm"><text:p/></draw:line><draw:line text:anchor-type="paragraph" draw:z-index="4" draw:name="Form2" draw:style-name="gr2" draw:text-style-name="P5" svg:x1="12.405cm" svg:y1="1.27cm" svg:x2="12.405cm" svg:y2="4.888cm"><text:p/></draw:line><draw:line text:anchor-type="paragraph" draw:z-index="5" draw:name="Form2" draw:style-name="gr2" draw:text-style-name="P5" svg:x1="12.037cm" svg:y1="4.369cm" svg:x2="15.655cm" svg:y2="4.36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7:40:20.707000000</meta:creation-date>
    <meta:print-date>2019-07-31T18:03:36.860000000</meta:print-date>
    <dc:date>2019-07-31T18:15:17.851000000</dc:date>
    <meta:editing-duration>PT22M52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